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9271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paragraph-properties fo:background-color="#9999ff">
        <style:background-image/>
      </style:paragraph-properties>
    </style:style>
    <style:style style:name="P3" style:family="paragraph" style:parent-style-name="Standard">
      <style:paragraph-properties fo:background-color="#94bd5e">
        <style:background-image/>
      </style:paragraph-properties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ext_20_body">
      <style:text-properties fo:font-size="2pt" style:font-size-asian="2pt" style:font-size-complex="2pt"/>
    </style:style>
    <style:style style:name="P6" style:family="paragraph" style:parent-style-name="Text_20_body">
      <style:paragraph-properties fo:break-before="page"/>
      <style:text-properties fo:font-size="2pt" style:font-size-asian="2pt" style:font-size-complex="2pt"/>
    </style:style>
    <style:style style:name="P7" style:family="paragraph" style:parent-style-name="Standard" style:list-style-name="L1"/>
    <style:style style:name="P8" style:family="paragraph" style:parent-style-name="Standard" style:list-style-name="L3"/>
    <style:style style:name="P9" style:family="paragraph" style:parent-style-name="Standard" style:list-style-name="L2">
      <style:text-properties fo:background-color="transparent"/>
    </style:style>
    <style:style style:name="P10" style:family="paragraph" style:parent-style-name="Standard" style:list-style-name="L4"/>
    <style:style style:name="P11" style:family="paragraph" style:parent-style-name="Standard">
      <style:paragraph-properties fo:background-color="#94bd5e">
        <style:background-image/>
      </style:paragraph-properties>
    </style:style>
    <style:style style:name="P12" style:family="paragraph" style:parent-style-name="Standard">
      <style:paragraph-properties fo:background-color="#9999ff">
        <style:background-image/>
      </style:paragraph-properties>
    </style:style>
    <style:style style:name="P13" style:family="paragraph">
      <style:paragraph-properties fo:margin-left="0in" fo:margin-right="0in" fo:margin-top="0in" fo:margin-bottom="0in" fo:line-height="100%" fo:text-align="center" fo:text-indent="0in"/>
    </style:style>
    <style:style style:name="P1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in" fo:margin-right="0in" fo:margin-top="0in" fo:margin-bottom="0in" fo:line-height="100%" fo:text-align="center" fo:text-indent="0in"/>
      <style:text-properties fo:color="#808080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in" fo:margin-right="0in" fo:margin-top="0in" fo:margin-bottom="0in" fo:line-height="100%" fo:text-align="end" fo:text-indent="0in"/>
    </style:style>
    <style:style style:name="P18" style:family="paragraph">
      <style:paragraph-properties fo:margin-left="0in" fo:margin-right="0in" fo:margin-top="0in" fo:margin-bottom="0in" fo:line-height="100%" fo:text-align="end" fo:text-indent="0in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bold" style:letter-kerning="true" style:font-name-asian="DejaVu LGC Sans" style:font-size-asian="10.5pt" style:font-style-asian="normal" style:font-weight-asian="bold" style:font-name-complex="DejaVu LGC 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in" fo:margin-right="0in" fo:margin-top="0in" fo:margin-bottom="0in" fo:line-height="100%" fo:text-align="start" fo:text-indent="0in"/>
    </style:style>
    <style:style style:name="P20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font-name="Liberation Sans1" fo:font-size="10.5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in" fo:margin-right="0in" fo:margin-top="0in" fo:margin-bottom="0in" fo:line-height="100%" fo:text-align="start" fo:text-indent="0in"/>
      <style:text-properties fo:color="#808080" style:text-outline="false" style:text-line-through-style="none" style:font-name="Liberation Sans1" fo:font-size="12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in" fo:margin-right="0in" fo:margin-top="0in" fo:margin-bottom="0in" fo:line-height="100%" fo:text-align="center" fo:text-indent="0in"/>
      <style:text-properties fo:color="#80808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start"/>
    </style:style>
    <style:style style:name="P25" style:family="paragraph">
      <style:paragraph-properties fo:margin-left="0in" fo:margin-right="0in" fo:margin-top="0in" fo:margin-bottom="0in" fo:line-height="100%" fo:text-align="start" fo:text-indent="0in"/>
      <style:text-properties fo:color="#ff000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in" fo:margin-right="0in" fo:margin-top="0in" fo:margin-bottom="0in" fo:line-height="100%" fo:text-align="end" fo:text-indent="0in"/>
      <style:text-properties fo:color="#ff0000" style:text-outline="false" style:text-line-through-style="none" style:font-name="Liberation Sans1" fo:font-size="10.5pt" fo:font-style="normal" fo:text-shadow="none" style:text-underline-style="none" fo:font-weight="bold" style:letter-kerning="true" style:font-name-asian="DejaVu LGC Sans" style:font-size-asian="10.5pt" style:font-style-asian="normal" style:font-weight-asian="bold" style:font-name-complex="DejaVu LGC 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P27" style:family="paragraph">
      <style:paragraph-properties fo:margin-left="0in" fo:margin-right="0in" fo:margin-top="0in" fo:margin-bottom="0in" fo:line-height="100%" fo:text-align="center" fo:text-indent="0in"/>
      <style:text-properties fo:color="#ff000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0808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800000"/>
    </style:style>
    <style:style style:name="T4" style:family="text">
      <style:text-properties style:use-window-font-color="true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/>
    </style:style>
    <style:style style:name="T6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bold" style:letter-kerning="true" style:font-name-asian="DejaVu LGC Sans" style:font-size-asian="10.5pt" style:font-style-asian="normal" style:font-weight-asian="bold" style:font-name-complex="DejaVu LGC 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Liberation Sans1" fo:font-size="10.5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/>
    </style:style>
    <style:style style:name="T9" style:family="text">
      <style:text-properties fo:color="#808080" style:text-outline="false" style:text-line-through-style="none" style:font-name="Liberation Sans1" fo:font-size="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000080" draw:fill-gradient-name="GLK_20_with_20_Flat_20_files" draw:fill-hatch-name="Hatch_20_10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000080" draw:fill-gradient-name="GLK_20_with_20_Flat_20_files" draw:fill-hatch-name="Hatch_20_9" draw:fill-hatch-solid="false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righ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0080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10" style:family="graphic">
      <style:graphic-properties draw:stroke="solid" svg:stroke-width="0in" svg:stroke-color="#000080" draw:marker-start="" draw:marker-start-width="0.1181in" draw:marker-start-center="false" draw:marker-end="Arrow" draw:marker-end-width="0.059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solid" svg:stroke-width="0in" svg:stroke-color="#008000" draw:marker-start="" draw:marker-start-width="0.1181in" draw:marker-start-center="false" draw:marker-end="Arrow" draw:marker-end-width="0.059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8000" draw:opacity="25%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25%" style:run-through="foreground"/>
    </style:style>
    <style:style style:name="gr1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righ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" style:family="graphic">
      <style:graphic-properties draw:stroke="solid" svg:stroke-width="0in" svg:stroke-color="#00008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left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3" text:outline-level="3">fl_status_sql &amp; SDI0708_status_sql</text:h>
          </table:table-cell>
        </table:table-row>
        <table:table-row>
          <table:table-cell table:style-name="Table1.A2" office:value-type="string">
            <text:p text:style-name="P1"><draw:g text:anchor-type="paragraph" draw:z-index="0" draw:style-name="gr1"><draw:rect draw:style-name="gr2" draw:text-style-name="P14" svg:width="0.7886in" svg:height="0.1587in" svg:x="1.5055in" svg:y="0.7953in"><text:p text:style-name="P13"><text:span text:style-name="T4">lib_name</text:span></text:p></draw:rect><draw:rect draw:style-name="gr3" draw:text-style-name="P14" draw:id="id1" svg:width="0.7886in" svg:height="0.1587in" svg:x="1.5055in" svg:y="0.7953in"><text:p/></draw:rect><draw:rect draw:style-name="gr4" draw:text-style-name="P15" draw:id="id10" svg:width="0.9217in" svg:height="0.1571in" svg:x="3.0492in" svg:y="1.5752in"><text:p>&lt;BAC ID&gt;</text:p></draw:rect><draw:rect draw:style-name="gr5" draw:text-style-name="P16" draw:id="id2" svg:width="2.378in" svg:height="0.1571in" svg:x="0.6283in" svg:y="1.5752in"><text:p><text:span text:style-name="T5">&lt;Collection Code&gt;+</text:span><text:span text:style-name="T1">&lt;Sample ID&gt;</text:span></text:p></draw:rect><draw:rect draw:style-name="gr6" draw:text-style-name="P18" svg:width="0.6807in" svg:height="0.1571in" svg:x="0.0283in" svg:y="1.5752in"><text:p text:style-name="P17"><text:span text:style-name="T6">Output:</text:span></text:p></draw:rect><draw:rect draw:style-name="gr7" draw:text-style-name="P20" svg:width="1.5752in" svg:height="0.1579in" svg:x="3.4736in" svg:y="0.3228in"><text:p text:style-name="P19"><text:span text:style-name="T7">ctm_reference</text:span></text:p></draw:rect><draw:rect draw:style-name="gr8" draw:text-style-name="P14" draw:id="id7" svg:width="1.5752in" svg:height="0.1571in" svg:x="3.4736in" svg:y="0.4807in"><text:p text:style-name="P13"><text:span text:style-name="T4">value</text:span></text:p></draw:rect><draw:rect draw:style-name="gr8" draw:text-style-name="P14" draw:id="id8" svg:width="1.5752in" svg:height="0.1579in" svg:x="3.4736in" svg:y="0.6374in"><text:p text:style-name="P13"><text:span text:style-name="T4">ctm_reference_status_id</text:span></text:p></draw:rect><draw:rect draw:style-name="gr7" draw:text-style-name="P20" svg:width="1.5752in" svg:height="0.1571in" svg:x="5.2465in" svg:y="0.4807in"><text:p text:style-name="P19"><text:span text:style-name="T7">ctm_reference_status</text:span></text:p></draw:rect><draw:rect draw:style-name="gr9" draw:text-style-name="P14" draw:id="id11" svg:width="1.5752in" svg:height="0.1594in" svg:x="5.2465in" svg:y="0.7953in"><text:p text:style-name="P13"><text:span text:style-name="T4">name</text:span></text:p></draw:rect><draw:rect draw:style-name="gr8" draw:text-style-name="P14" draw:id="id9" svg:width="1.5752in" svg:height="0.1579in" svg:x="5.2465in" svg:y="0.6374in"><text:p text:style-name="P13"><text:span text:style-name="T4">ctm_reference_status_id</text:span></text:p></draw:rect><draw:rect draw:style-name="gr7" draw:text-style-name="P20" svg:width="0.7886in" svg:height="0.1571in" svg:x="1.5055in" svg:y="0.4807in"><text:p text:style-name="P19"><text:span text:style-name="T7">BAC</text:span></text:p></draw:rect><draw:rect draw:style-name="gr8" draw:text-style-name="P14" draw:id="id4" svg:width="0.7886in" svg:height="0.1579in" svg:x="1.5055in" svg:y="0.6374in"><text:p text:style-name="P13"><text:span text:style-name="T4">id</text:span></text:p></draw:rect><draw:connector draw:style-name="gr10" draw:text-style-name="P21" svg:x1="1.5055in" svg:y1="0.8744in" svg:x2="1.8173in" svg:y2="1.5752in" draw:start-shape="id1" draw:start-glue-point="3" draw:end-shape="id2" draw:end-glue-point="0" svg:d="m3824 2221h-501v991h1293v789"><text:p/></draw:connector><draw:rect draw:style-name="gr7" draw:text-style-name="P20" svg:width="0.7898in" svg:height="0.1579in" svg:x="2.4894in" svg:y="0.3228in"><text:p text:style-name="P19"><text:span text:style-name="T7">Extent</text:span></text:p></draw:rect><draw:rect draw:style-name="gr8" draw:text-style-name="P14" draw:id="id6" svg:width="0.7898in" svg:height="0.1571in" svg:x="2.4894in" svg:y="0.4807in"><text:p text:style-name="P13"><text:span text:style-name="T4">Extent_id</text:span></text:p></draw:rect><draw:rect draw:style-name="gr9" draw:text-style-name="P14" draw:id="id5" svg:width="0.7898in" svg:height="0.1579in" svg:x="2.4894in" svg:y="0.6374in"><text:p text:style-name="P13"><text:span text:style-name="T4">ref_id</text:span></text:p></draw:rect><draw:connector draw:style-name="gr11" draw:text-style-name="P21" draw:line-skew="-0.1039in" svg:x1="1.8492in" svg:y1="0.1575in" svg:x2="1.5055in" svg:y2="0.8744in" draw:start-shape="id3" draw:start-glue-point="2" draw:end-shape="id1" draw:end-glue-point="3" svg:d="m4697 400v568h-1374v1253h501"><text:p/></draw:connector><draw:rect draw:style-name="gr4" draw:text-style-name="P22" draw:id="id3" svg:width="2.4421in" svg:height="0.1579in" svg:x="0.6283in" svg:y="0in"><text:p><text:span text:style-name="T8">&lt;Collection Code&gt;+</text:span><text:span text:style-name="T3">&lt;Sample ID&gt;</text:span></text:p></draw:rect><draw:rect draw:style-name="gr6" draw:text-style-name="P18" svg:width="0.6685in" svg:height="0.1579in" svg:x="0.0409in" svg:y="0in"><text:p text:style-name="P17"><text:span text:style-name="T6">Input:</text:span></text:p></draw:rect><draw:connector draw:style-name="gr12" draw:text-style-name="P21" svg:x1="2.2937in" svg:y1="0.7161in" svg:x2="2.4898in" svg:y2="0.7161in" draw:start-shape="id4" draw:start-glue-point="1" draw:end-shape="id5" draw:end-glue-point="3" svg:d="m5826 1819h498"><text:p/></draw:connector><draw:connector draw:style-name="gr12" draw:text-style-name="P21" svg:x1="3.2791in" svg:y1="0.5591in" svg:x2="3.4736in" svg:y2="0.5591in" draw:start-shape="id6" draw:start-glue-point="1" draw:end-shape="id7" draw:end-glue-point="3" svg:d="m8329 1420h494"><text:p/></draw:connector><draw:connector draw:style-name="gr12" draw:text-style-name="P21" svg:x1="5.0484in" svg:y1="0.7161in" svg:x2="5.2465in" svg:y2="0.7161in" draw:start-shape="id8" draw:start-glue-point="1" draw:end-shape="id9" draw:end-glue-point="3" svg:d="m12823 1819h503"><text:p/></draw:connector><draw:connector draw:style-name="gr10" draw:text-style-name="P21" svg:x1="2.8839in" svg:y1="0.7953in" svg:x2="3.5098in" svg:y2="1.5752in" draw:start-shape="id5" draw:start-glue-point="2" draw:end-shape="id10" draw:end-glue-point="0" svg:d="m7325 2020v991h1590v990"><text:p/></draw:connector><draw:rect draw:style-name="gr4" draw:text-style-name="P15" draw:id="id12" svg:width="0.9122in" svg:height="0.1571in" svg:x="4.0681in" svg:y="1.5756in"><text:p>&lt;Status&gt;</text:p></draw:rect><draw:connector draw:style-name="gr10" draw:text-style-name="P21" svg:x1="6.0339in" svg:y1="0.9543in" svg:x2="4.5236in" svg:y2="1.5756in" draw:start-shape="id11" draw:start-glue-point="2" draw:end-shape="id12" svg:d="m15326 2424v790h-3836v788"><text:p/></draw:connector></draw:g></text:p>
          </table:table-cell>
        </table:table-row>
        <table:table-row>
          <table:table-cell table:style-name="Table1.A2" office:value-type="string">
            <text:p text:style-name="Standard"><text:span text:style-name="Teletype">select </text:span></text:p>
            <text:p text:style-name="P2"><text:span text:style-name="Teletype"><text:s text:c="2"/></text:span><text:span text:style-name="Teletype"><text:span text:style-name="T1">b.lib_name, </text:span></text:span></text:p>
            <text:p text:style-name="P2"><text:span text:style-name="Teletype"><text:s text:c="2"/>e.ref_id, </text:span></text:p>
            <text:p text:style-name="P2"><text:span text:style-name="Teletype"><text:s text:c="2"/>s.name </text:span></text:p>
            <text:p text:style-name="Standard"><text:span text:style-name="Teletype">from </text:span></text:p>
            <text:p text:style-name="Standard"><text:span text:style-name="Teletype"><text:s text:c="2"/>Extent e, </text:span></text:p>
            <text:p text:style-name="Standard"><text:span text:style-name="Teletype"><text:s text:c="2"/>ctm_reference r, </text:span></text:p>
            <text:p text:style-name="Standard"><text:span text:style-name="Teletype"><text:s text:c="2"/>ctm_reference_status s, </text:span></text:p>
            <text:p text:style-name="Standard"><text:span text:style-name="Teletype"><text:s text:c="2"/>track..bac b, </text:span></text:p>
            <text:p text:style-name="Standard"><text:span text:style-name="Teletype">where </text:span></text:p>
            <text:p text:style-name="Standard"><text:span text:style-name="Teletype"><text:s text:c="2"/>r.ctm_reference_status_id = s.ctm_reference_status_id and </text:span></text:p>
            <text:p text:style-name="Standard"><text:span text:style-name="Teletype"><text:s text:c="2"/>convert (numeric,e.ref_id)=b.id and </text:span></text:p>
            <text:p text:style-name="Standard"><text:span text:style-name="Teletype"><text:s text:c="2"/>convert(numeric,r.value)=e.Extent_id and </text:span></text:p>
            <text:p text:style-name="P3"><text:span text:style-name="Teletype"><text:s text:c="2"/>b.lib_name in("FL</text:span><text:span text:style-name="Teletype"><text:span text:style-name="T3">00001</text:span></text:span><text:span text:style-name="Teletype">","FL</text:span><text:span text:style-name="Teletype"><text:span text:style-name="T3">00002</text:span></text:span><text:span text:style-name="Teletype">",...,"FL</text:span><text:span text:style-name="Teletype"><text:span text:style-name="T3">00203</text:span></text:span><text:span text:style-name="Teletype">") </text:span></text:p>
            <text:p text:style-name="Standard"><text:span text:style-name="Teletype">order by s.name</text:span></text:p>
          </table:table-cell>
        </table:table-row>
        <table:table-row>
          <table:table-cell table:style-name="Table1.A2" office:value-type="string">
            <text:p text:style-name="Standard">Notes</text:p>
            <text:list xml:id="list1412067881" text:style-name="L1">
              <text:list-item>
                <text:p text:style-name="P7">Both the 'Collection Code' and <text:span text:style-name="T3">'Sample ID'</text:span> portions of 'lib_name' are used in the search.</text:p>
              </text:list-item>
            </text:list>
            <text:list xml:id="list1564173674" text:style-name="L2">
              <text:list-item>
                <text:p text:style-name="P9"><text:span text:style-name="T1">'Sample ID' </text:span>(from 'lib_name') is not required output.</text:p>
              </text:list-item>
            </text:list>
          </table:table-cell>
        </table:table-row>
      </table:table>
      <text:h text:style-name="Heading_20_3" text:outline-level="3"/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h text:style-name="Heading_20_3" text:outline-level="3">multi_closure_q</text:h>
            <text:p text:style-name="Text_20_body">See also: closure_q</text:p>
          </table:table-cell>
        </table:table-row>
        <table:table-row>
          <table:table-cell table:style-name="Table2.A2" office:value-type="string">
            <text:p text:style-name="P1"><draw:g text:anchor-type="paragraph" draw:z-index="2" draw:style-name="gr1"><draw:rect draw:style-name="gr7" draw:text-style-name="P20" svg:width="0.7886in" svg:height="0.1571in" svg:x="5.9043in" svg:y="0.5516in"><text:p text:style-name="P19"><text:span text:style-name="T7">BAC</text:span></text:p></draw:rect><draw:rect draw:style-name="gr8" draw:text-style-name="P14" svg:width="0.7886in" svg:height="0.1579in" svg:x="5.9043in" svg:y="0.7083in"><text:p text:style-name="P13"><text:span text:style-name="T4">id</text:span></text:p></draw:rect><draw:rect draw:style-name="gr8" draw:text-style-name="P14" svg:width="0.7886in" svg:height="0.1587in" svg:x="5.9043in" svg:y="0.8661in"><text:p text:style-name="P13"><text:span text:style-name="T4">lib_name</text:span></text:p></draw:rect><draw:rect draw:style-name="gr7" draw:text-style-name="P20" svg:width="1.5748in" svg:height="0.1579in" svg:x="3.1488in" svg:y="0.3937in"><text:p text:style-name="P19"><text:span text:style-name="T7">ctm_reference</text:span></text:p></draw:rect><draw:rect draw:style-name="gr8" draw:text-style-name="P14" draw:id="id32" svg:width="1.5748in" svg:height="0.1571in" svg:x="3.1488in" svg:y="0.5516in"><text:p text:style-name="P13"><text:span text:style-name="T4">value</text:span></text:p></draw:rect><draw:rect draw:style-name="gr8" draw:text-style-name="P14" draw:id="id33" svg:width="1.5748in" svg:height="0.1579in" svg:x="3.1488in" svg:y="0.7083in"><text:p text:style-name="P13"><text:span text:style-name="T4">ctm_reference_status_id</text:span></text:p></draw:rect><draw:rect draw:style-name="gr7" draw:text-style-name="P20" svg:width="1.5752in" svg:height="0.1571in" svg:x="1.3764in" svg:y="0.5516in"><text:p text:style-name="P19"><text:span text:style-name="T7">ctm_reference_status</text:span></text:p></draw:rect><draw:rect draw:style-name="gr13" draw:text-style-name="P14" draw:id="id36" svg:width="1.5752in" svg:height="0.1587in" svg:x="1.3764in" svg:y="0.8661in"><text:p text:style-name="P13"><text:span text:style-name="T4">name</text:span></text:p></draw:rect><draw:rect draw:style-name="gr8" draw:text-style-name="P14" draw:id="id34" svg:width="1.5752in" svg:height="0.1579in" svg:x="1.3764in" svg:y="0.7083in"><text:p text:style-name="P13"><text:span text:style-name="T4">ctm_reference_status_id</text:span></text:p></draw:rect><draw:connector draw:style-name="gr12" draw:text-style-name="P21" svg:x1="5.7079in" svg:y1="0.7866in" svg:x2="5.9051in" svg:y2="0.7874in" draw:start-shape="id26" draw:start-glue-point="1" svg:d="m14498 1998h501v2"><text:p/></draw:connector><draw:rect draw:style-name="gr9" draw:text-style-name="P14" draw:id="id37" svg:width="0.7886in" svg:height="0.1587in" svg:x="5.9043in" svg:y="0.8661in"><text:p text:style-name="P13"><text:span text:style-name="T4">lib_name</text:span></text:p></draw:rect><draw:rect draw:style-name="gr9" draw:text-style-name="P23" draw:id="id27" svg:width="0.7886in" svg:height="0.1579in" svg:x="5.9043in" svg:y="1.0236in"><text:p text:style-name="P13"><text:span text:style-name="T9">lib_desc</text:span></text:p></draw:rect><draw:connector draw:style-name="gr10" draw:text-style-name="P21" svg:x1="6.2984in" svg:y1="1.1811in" svg:x2="4.6079in" svg:y2="1.5752in" draw:start-shape="id27" draw:start-glue-point="2" draw:end-shape="id28" draw:end-glue-point="0" svg:d="m15998 3000v501h-2006v-1h-2288v501"><text:p/></draw:connector><draw:connector draw:style-name="gr10" draw:text-style-name="P21" svg:x1="5.4661in" svg:y1="1.2602in" svg:x2="2.9283in" svg:y2="1.5752in" draw:end-shape="id29" draw:end-glue-point="0" svg:d="m13884 3201v150h-6446v650"><text:p/></draw:connector><draw:connector draw:style-name="gr10" draw:text-style-name="P21" svg:x1="5.3138in" svg:y1="0.8661in" svg:x2="1.2583in" svg:y2="1.5752in" draw:start-shape="id26" draw:start-glue-point="2" draw:end-shape="id30" svg:d="m13497 2200v901h-10301v900"><text:p/></draw:connector><draw:rect draw:style-name="gr7" draw:text-style-name="P20" svg:width="0.7878in" svg:height="0.1579in" svg:x="4.9201in" svg:y="0.3937in"><text:p text:style-name="P19"><text:span text:style-name="T7">Extent</text:span></text:p></draw:rect><draw:rect draw:style-name="gr8" draw:text-style-name="P14" draw:id="id31" svg:width="0.7878in" svg:height="0.1571in" svg:x="4.9201in" svg:y="0.5516in"><text:p text:style-name="P13"><text:span text:style-name="T4">Extent_id</text:span></text:p></draw:rect><draw:rect draw:style-name="gr9" draw:text-style-name="P14" draw:id="id26" svg:width="0.7878in" svg:height="0.1579in" svg:x="4.9201in" svg:y="0.7083in"><text:p text:style-name="P13"><text:span text:style-name="T4">ref_id</text:span></text:p></draw:rect><draw:connector draw:style-name="gr12" draw:text-style-name="P21" svg:x1="4.9201in" svg:y1="0.6299in" svg:x2="4.7228in" svg:y2="0.6299in" draw:start-shape="id31" draw:start-glue-point="3" draw:end-shape="id32" draw:end-glue-point="1" svg:d="m12497 1600h-501"><text:p/></draw:connector><draw:connector draw:style-name="gr12" draw:text-style-name="P21" svg:x1="3.1484in" svg:y1="0.7866in" svg:x2="2.9516in" svg:y2="0.7866in" draw:start-shape="id33" draw:start-glue-point="3" draw:end-shape="id34" draw:end-glue-point="1" svg:d="m7997 1998h-500"><text:p/></draw:connector><draw:connector draw:style-name="gr11" draw:text-style-name="P21" svg:x1="1.1402in" svg:y1="0.1575in" svg:x2="1.3764in" svg:y2="0.9453in" draw:start-shape="id35" draw:start-glue-point="2" draw:end-shape="id36" draw:end-glue-point="3" svg:d="m2896 400v2001h600"><text:p/></draw:connector><draw:rect draw:style-name="gr14" draw:text-style-name="P25" draw:id="id30" svg:width="0.7878in" svg:height="0.1571in" svg:x="0.8646in" svg:y="1.5752in"><text:p text:style-name="P24">&lt;BAC ID&gt;</text:p></draw:rect><draw:rect draw:style-name="gr14" draw:text-style-name="P23" draw:id="id29" svg:width="1.9705in" svg:height="0.1571in" svg:x="1.9437in" svg:y="1.5752in"><text:p><text:span text:style-name="T5">&lt;Collection Code&gt;+</text:span><text:span text:style-name="T1">&lt;Sample ID&gt;</text:span></text:p></draw:rect><draw:rect draw:style-name="gr14" draw:text-style-name="P23" draw:id="id28" svg:width="1.0087in" svg:height="0.1571in" svg:x="4.1035in" svg:y="1.5752in"><text:p><text:span text:style-name="T1">&lt;lib_desc&gt;</text:span></text:p></draw:rect><draw:rect draw:style-name="gr15" draw:text-style-name="P26" svg:width="0.5906in" svg:height="0.1571in" svg:x="0.2744in" svg:y="1.5752in"><text:p><text:span text:style-name="T10">Output:</text:span></text:p></draw:rect><draw:connector draw:style-name="gr16" draw:text-style-name="P21" svg:x1="5.9043in" svg:y1="0.9453in" svg:x2="2.9283in" svg:y2="1.5752in" draw:start-shape="id37" draw:start-glue-point="3" draw:end-shape="id29" draw:end-glue-point="0" svg:d="m14997 2401h-7559v1600"><text:p/></draw:connector><draw:rect draw:style-name="gr17" draw:text-style-name="P27" draw:id="id35" svg:width="0.7878in" svg:height="0.1579in" svg:x="0.7465in" svg:y="0in"><text:p>&lt;status&gt;</text:p></draw:rect><draw:rect draw:style-name="gr15" draw:text-style-name="P26" svg:width="0.5906in" svg:height="0.1579in" svg:x="0.1563in" svg:y="0in"><text:p><text:span text:style-name="T10">Input:</text:span></text:p></draw:rect></draw:g></text:p>
            <text:p text:style-name="P1"/>
          </table:table-cell>
        </table:table-row>
        <table:table-row>
          <table:table-cell table:style-name="Table2.A2" office:value-type="string">
            <text:p text:style-name="Standard"><text:span text:style-name="Teletype">select </text:span></text:p>
            <text:p text:style-name="P3"><text:span text:style-name="Teletype"><text:s text:c="2"/>e.ref_id, </text:span></text:p>
            <text:p text:style-name="P3"><text:span text:style-name="Teletype"><text:s text:c="2"/></text:span><text:span text:style-name="Teletype"><text:span text:style-name="T1">b.lib_name,</text:span></text:span><text:span text:style-name="Teletype"> </text:span></text:p>
            <text:p text:style-name="P3"><text:span text:style-name="Teletype"><text:s text:c="2"/></text:span><text:span text:style-name="Teletype"><text:span text:style-name="T1">b.lib_desc</text:span></text:span><text:span text:style-name="Teletype"> </text:span></text:p>
            <text:p text:style-name="Standard"><text:span text:style-name="Teletype">from </text:span></text:p>
            <text:p text:style-name="Standard"><text:span text:style-name="Teletype"><text:s text:c="2"/>Extent e, </text:span></text:p>
            <text:p text:style-name="Standard"><text:span text:style-name="Teletype"><text:s text:c="2"/>ctm_reference r, </text:span></text:p>
            <text:p text:style-name="Standard"><text:span text:style-name="Teletype"><text:s text:c="2"/>ctm_reference_status s, </text:span></text:p>
            <text:p text:style-name="Standard"><text:span text:style-name="Teletype"><text:s text:c="2"/>track..bac b </text:span></text:p>
            <text:p text:style-name="Standard"><text:span text:style-name="Teletype">where </text:span></text:p>
            <text:p text:style-name="Standard"><text:span text:style-name="Teletype"><text:s text:c="2"/>r.ctm_reference_status_id = s.ctm_reference_status_id and </text:span></text:p>
            <text:p text:style-name="Standard"><text:span text:style-name="Teletype"><text:s text:c="2"/>convert (numeric,e.ref_id)=b.id and </text:span></text:p>
            <text:p text:style-name="Standard"><text:span text:style-name="Teletype"><text:s text:c="2"/>convert(numeric,r.value)=e.Extent_id and </text:span></text:p>
            <text:p text:style-name="P2"><text:span text:style-name="Teletype"><text:s text:c="2"/>s.name like 'Primer Design' </text:span></text:p>
            <text:p text:style-name="Standard"><text:span text:style-name="Teletype"/></text:p>
            <text:p text:style-name="Standard"><text:span text:style-name="Teletype">union all </text:span></text:p>
            <text:p text:style-name="Standard"><text:span text:style-name="Teletype">...</text:span></text:p>
            <text:p text:style-name="P2"><text:span text:style-name="Teletype"><text:s text:c="2"/>s.name like 'Hold' </text:span></text:p>
            <text:p text:style-name="Standard"/>
            <text:p text:style-name="Standard"><text:span text:style-name="Teletype">union all </text:span></text:p>
            <text:p text:style-name="Standard"><text:span text:style-name="Teletype">...</text:span></text:p>
            <text:p text:style-name="P2"><text:span text:style-name="Teletype"><text:s text:c="2"/>s.name like 'Temp Hold' </text:span></text:p>
            <text:p text:style-name="Standard"><text:span text:style-name="Teletype"/></text:p>
            <text:p text:style-name="Standard"><text:span text:style-name="Teletype">union all </text:span></text:p>
            <text:p text:style-name="Standard"><text:span text:style-name="Teletype">...</text:span></text:p>
            <text:p text:style-name="P2"><text:span text:style-name="Teletype"><text:s text:c="2"/>s.name like 'Coinfection/Mixed' </text:span></text:p>
          </table:table-cell>
        </table:table-row>
        <table:table-row>
          <table:table-cell table:style-name="Table2.A2" office:value-type="string">
            <text:p text:style-name="Standard">Notes</text:p>
            <text:list xml:id="list1655162321" text:style-name="L3">
              <text:list-item>
                <text:p text:style-name="P8">This is four queries combined to find the results for four possible statuses.</text:p>
              </text:list-item>
            </text:list>
            <text:list xml:id="list2056414384" text:continue-list="list1564173674" text:style-name="L2">
              <text:list-item>
                <text:p text:style-name="P9"><text:span text:style-name="T1">'Sample ID' </text:span>(from 'lib_name') is not required.</text:p>
              </text:list-item>
              <text:list-item>
                <text:p text:style-name="P9"><text:span text:style-name="T1">'lib_desc' </text:span>is not required.</text:p>
              </text:list-item>
            </text:list>
          </table:table-cell>
        </table:table-row>
      </table:table>
      <text:p text:style-name="P5"/>
      <text:p text:style-name="P6"/>
      <table:table table:name="Table4" table:style-name="Table4">
        <table:table-column table:style-name="Table4.A"/>
        <table:table-row>
          <table:table-cell table:style-name="Table4.A1" office:value-type="string">
            <text:h text:style-name="Heading_20_3" text:outline-level="3">one_person_q</text:h>
          </table:table-cell>
        </table:table-row>
        <table:table-row>
          <table:table-cell table:style-name="Table4.A2" office:value-type="string">
            <text:p text:style-name="P4"><draw:g text:anchor-type="paragraph" draw:z-index="1" draw:style-name="gr1"><draw:rect draw:style-name="gr7" draw:text-style-name="P20" svg:width="0.7886in" svg:height="0.1571in" svg:x="5.9043in" svg:y="0.5516in"><text:p text:style-name="P19"><text:span text:style-name="T7">BAC</text:span></text:p></draw:rect><draw:rect draw:style-name="gr8" draw:text-style-name="P14" svg:width="0.7886in" svg:height="0.1579in" svg:x="5.9043in" svg:y="0.7083in"><text:p text:style-name="P13"><text:span text:style-name="T4">id</text:span></text:p></draw:rect><draw:rect draw:style-name="gr8" draw:text-style-name="P14" svg:width="0.7886in" svg:height="0.1587in" svg:x="5.9043in" svg:y="0.8661in"><text:p text:style-name="P13"><text:span text:style-name="T4">lib_name</text:span></text:p></draw:rect><draw:rect draw:style-name="gr7" draw:text-style-name="P20" svg:width="1.5748in" svg:height="0.1579in" svg:x="3.1488in" svg:y="0.3937in"><text:p text:style-name="P19"><text:span text:style-name="T7">ctm_reference</text:span></text:p></draw:rect><draw:rect draw:style-name="gr8" draw:text-style-name="P14" draw:id="id20" svg:width="1.5748in" svg:height="0.1571in" svg:x="3.1488in" svg:y="0.5516in"><text:p text:style-name="P13"><text:span text:style-name="T4">value</text:span></text:p></draw:rect><draw:rect draw:style-name="gr8" draw:text-style-name="P14" draw:id="id21" svg:width="1.5748in" svg:height="0.1579in" svg:x="3.1488in" svg:y="0.7083in"><text:p text:style-name="P13"><text:span text:style-name="T4">ctm_reference_status_id</text:span></text:p></draw:rect><draw:rect draw:style-name="gr7" draw:text-style-name="P20" svg:width="1.5752in" svg:height="0.1571in" svg:x="1.3764in" svg:y="0.5516in"><text:p text:style-name="P19"><text:span text:style-name="T7">ctm_reference_status</text:span></text:p></draw:rect><draw:rect draw:style-name="gr13" draw:text-style-name="P14" draw:id="id24" svg:width="1.5752in" svg:height="0.1587in" svg:x="1.3764in" svg:y="0.8661in"><text:p text:style-name="P13"><text:span text:style-name="T4">name</text:span></text:p></draw:rect><draw:rect draw:style-name="gr8" draw:text-style-name="P14" draw:id="id22" svg:width="1.5752in" svg:height="0.1579in" svg:x="1.3764in" svg:y="0.7083in"><text:p text:style-name="P13"><text:span text:style-name="T4">ctm_reference_status_id</text:span></text:p></draw:rect><draw:connector draw:style-name="gr12" draw:text-style-name="P21" svg:x1="5.7079in" svg:y1="0.7866in" svg:x2="5.9051in" svg:y2="0.7874in" draw:start-shape="id13" draw:start-glue-point="1" svg:d="m14498 1998h501v2"><text:p/></draw:connector><draw:rect draw:style-name="gr9" draw:text-style-name="P14" draw:id="id25" svg:width="0.7886in" svg:height="0.1587in" svg:x="5.9043in" svg:y="0.8661in"><text:p text:style-name="P13"><text:span text:style-name="T4">lib_name</text:span></text:p></draw:rect><draw:rect draw:style-name="gr9" draw:text-style-name="P23" draw:id="id14" svg:width="0.7886in" svg:height="0.1579in" svg:x="5.9043in" svg:y="1.0236in"><text:p text:style-name="P13"><text:span text:style-name="T9">lib_desc</text:span></text:p></draw:rect><draw:connector draw:style-name="gr10" draw:text-style-name="P21" svg:x1="6.298in" svg:y1="1.1811in" svg:x2="4.7992in" svg:y2="1.5752in" draw:start-shape="id14" draw:start-glue-point="2" draw:end-shape="id15" draw:end-glue-point="0" svg:d="m15997 3000v501h-1902v-1h-1905v501"><text:p/></draw:connector><draw:connector draw:style-name="gr10" draw:text-style-name="P21" svg:x1="5.4654in" svg:y1="1.2744in" svg:x2="3.0063in" svg:y2="1.5752in" draw:start-shape="id16" draw:start-glue-point="3" draw:end-shape="id17" draw:end-glue-point="0" svg:d="m13882 3237h-6246v764"><text:p/></draw:connector><draw:connector draw:style-name="gr10" draw:text-style-name="P21" svg:x1="5.3138in" svg:y1="0.8661in" svg:x2="1.2583in" svg:y2="1.5752in" draw:start-shape="id13" draw:start-glue-point="2" draw:end-shape="id18" svg:d="m13497 2200v901h-10301v900"><text:p/></draw:connector><draw:rect draw:style-name="gr7" draw:text-style-name="P20" svg:width="0.7878in" svg:height="0.1579in" svg:x="4.9201in" svg:y="0.3937in"><text:p text:style-name="P19"><text:span text:style-name="T7">Extent</text:span></text:p></draw:rect><draw:rect draw:style-name="gr8" draw:text-style-name="P14" draw:id="id19" svg:width="0.7878in" svg:height="0.1571in" svg:x="4.9201in" svg:y="0.5516in"><text:p text:style-name="P13"><text:span text:style-name="T4">Extent_id</text:span></text:p></draw:rect><draw:rect draw:style-name="gr9" draw:text-style-name="P14" draw:id="id13" svg:width="0.7878in" svg:height="0.1579in" svg:x="4.9201in" svg:y="0.7083in"><text:p text:style-name="P13"><text:span text:style-name="T4">ref_id</text:span></text:p></draw:rect><draw:connector draw:style-name="gr12" draw:text-style-name="P21" svg:x1="4.9201in" svg:y1="0.6299in" svg:x2="4.7228in" svg:y2="0.6299in" draw:start-shape="id19" draw:start-glue-point="3" draw:end-shape="id20" draw:end-glue-point="1" svg:d="m12497 1600h-501"><text:p/></draw:connector><draw:connector draw:style-name="gr12" draw:text-style-name="P21" svg:x1="3.1484in" svg:y1="0.7866in" svg:x2="2.9516in" svg:y2="0.7866in" draw:start-shape="id21" draw:start-glue-point="3" draw:end-shape="id22" draw:end-glue-point="1" svg:d="m7997 1998h-500"><text:p/></draw:connector><draw:connector draw:style-name="gr11" draw:text-style-name="P21" svg:x1="1.1402in" svg:y1="0.1575in" svg:x2="1.3764in" svg:y2="0.9453in" draw:start-shape="id23" draw:start-glue-point="2" draw:end-shape="id24" draw:end-glue-point="3" svg:d="m2896 400v2001h600"><text:p/></draw:connector><draw:rect draw:style-name="gr14" draw:text-style-name="P25" draw:id="id18" svg:width="0.7878in" svg:height="0.1571in" svg:x="0.8646in" svg:y="1.5752in"><text:p text:style-name="P24">&lt;BAC ID&gt;</text:p></draw:rect><draw:rect draw:style-name="gr14" draw:text-style-name="P23" draw:id="id17" svg:width="2.3157in" svg:height="0.1571in" svg:x="1.8488in" svg:y="1.5752in"><text:p>&lt;Collection Code&gt;+<text:span text:style-name="T1">&lt;Sample ID&gt;</text:span></text:p></draw:rect><draw:rect draw:style-name="gr14" draw:text-style-name="P23" draw:id="id15" svg:width="0.7886in" svg:height="0.1571in" svg:x="4.4055in" svg:y="1.5752in"><text:p><text:span text:style-name="T1">&lt;lib_desc&gt;</text:span></text:p></draw:rect><draw:rect draw:style-name="gr15" draw:text-style-name="P26" svg:width="0.5906in" svg:height="0.1571in" svg:x="0.2744in" svg:y="1.5752in"><text:p><text:span text:style-name="T10">Output:</text:span></text:p></draw:rect><draw:connector draw:style-name="gr16" draw:text-style-name="P21" draw:id="id16" svg:x1="5.9043in" svg:y1="0.9453in" svg:x2="5.4654in" svg:y2="1.2744in" draw:start-shape="id25" draw:start-glue-point="3" svg:d="m14997 2401h-808v836h-307"><text:p/></draw:connector><draw:rect draw:style-name="gr17" draw:text-style-name="P27" draw:id="id23" svg:width="0.7878in" svg:height="0.1579in" svg:x="0.7465in" svg:y="0in"><text:p>&lt;Status&gt; &lt;Assignee&gt;</text:p></draw:rect><draw:rect draw:style-name="gr15" draw:text-style-name="P26" svg:width="0.5906in" svg:height="0.1579in" svg:x="0.1563in" svg:y="0in"><text:p><text:span text:style-name="T10">Input:</text:span></text:p></draw:rect></draw:g></text:p>
          </table:table-cell>
        </table:table-row>
        <table:table-row>
          <table:table-cell table:style-name="Table4.A2" office:value-type="string">
            <text:p text:style-name="Standard"><text:span text:style-name="Teletype">select </text:span></text:p>
            <text:p text:style-name="P3"><text:span text:style-name="Teletype"><text:s text:c="2"/>e.ref_id, </text:span></text:p>
            <text:p text:style-name="P3"><text:span text:style-name="Teletype"><text:s text:c="2"/></text:span><text:span text:style-name="Teletype"><text:span text:style-name="T1">b.lib_name,</text:span></text:span><text:span text:style-name="Teletype"> </text:span></text:p>
            <text:p text:style-name="P3"><text:span text:style-name="Teletype"><text:s text:c="2"/></text:span><text:span text:style-name="Teletype"><text:span text:style-name="T1">b.lib_desc</text:span></text:span><text:span text:style-name="Teletype"> </text:span></text:p>
            <text:p text:style-name="Standard"><text:span text:style-name="Teletype">from </text:span></text:p>
            <text:p text:style-name="Standard"><text:span text:style-name="Teletype"><text:s text:c="2"/>Extent e, </text:span></text:p>
            <text:p text:style-name="Standard"><text:span text:style-name="Teletype"><text:s text:c="2"/>ctm_reference r, </text:span></text:p>
            <text:p text:style-name="Standard"><text:span text:style-name="Teletype"><text:s text:c="2"/>ctm_reference_status s, </text:span></text:p>
            <text:p text:style-name="Standard"><text:span text:style-name="Teletype"><text:s text:c="2"/>track..bac b </text:span></text:p>
            <text:p text:style-name="Standard"><text:span text:style-name="Teletype">where </text:span></text:p>
            <text:p text:style-name="Standard"><text:span text:style-name="Teletype"><text:s text:c="2"/>r.ctm_reference_status_id = s.ctm_reference_status_id and </text:span></text:p>
            <text:p text:style-name="Standard"><text:span text:style-name="Teletype"><text:s text:c="2"/>convert (numeric,e.ref_id)=b.id and </text:span></text:p>
            <text:p text:style-name="Standard"><text:span text:style-name="Teletype"><text:s text:c="2"/>convert(numeric,r.value)=e.Extent_id and </text:span></text:p>
            <text:p text:style-name="P2"><text:span text:style-name="Teletype"><text:s text:c="2"/>s.name like 'Closure KD'</text:span></text:p>
          </table:table-cell>
        </table:table-row>
        <table:table-row>
          <table:table-cell table:style-name="Table4.A2" office:value-type="string">
            <text:p text:style-name="Standard">Notes</text:p>
            <text:list xml:id="list497317210" text:style-name="L4">
              <text:list-item>
                <text:p text:style-name="P10">The 'ctm_reference_status.name' field is being used to select both the 'Status' and the 'Assignee'.</text:p>
              </text:list-item>
            </text:list>
            <text:list xml:id="list1705573508" text:continue-list="list2056414384" text:style-name="L2">
              <text:list-item>
                <text:p text:style-name="P9"><text:span text:style-name="T1">'Sample ID' </text:span>(from 'lib_name') is not required.</text:p>
              </text:list-item>
              <text:list-item>
                <text:p text:style-name="P9"><text:span text:style-name="T1">'lib_desc' </text:span>is not required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gradient draw:name="GLK_20_with_20_Flat_20_files" draw:display-name="GLK with Flat files" draw:style="linear" draw:start-color="#999999" draw:end-color="#ffff00" draw:start-intensity="100%" draw:end-intensity="100%" draw:angle="2700" draw:border="0%"/>
    <draw:hatch draw:name="Hatch_20_10" draw:display-name="Hatch 10" draw:style="single" draw:color="#000080" draw:distance="0.0256in" draw:rotation="1350"/>
    <draw:hatch draw:name="Hatch_20_6" draw:display-name="Hatch 6" draw:style="single" draw:color="#000080" draw:distance="0.0453in" draw:rotation="1350"/>
    <draw:hatch draw:name="Hatch_20_9" draw:display-name="Hatch 9" draw:style="single" draw:color="#008000" draw:distance="0.0256in" draw:rotation="450"/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size="10pt" style:font-name-asian="DejaVu LGC Sans Mono" style:font-name-complex="Liberation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2-08-10T12:10:41</meta:creation-date>
    <meta:generator>OpenOffice.org/3.1$Unix OpenOffice.org_project/310m19$Build-9420</meta:generator>
    <dc:date>2012-11-08T09:20:01</dc:date>
    <dc:creator>Peter Edworthy</dc:creator>
    <meta:editing-duration>PT38H22M54S</meta:editing-duration>
    <meta:editing-cycles>14</meta:editing-cycles>
    <meta:document-statistic meta:table-count="3" meta:image-count="0" meta:object-count="0" meta:page-count="3" meta:paragraph-count="67" meta:word-count="191" meta:character-count="1615"/>
  </office:meta>
</office:document-meta>
</file>